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eXGyreTermes-Italic" svg:font-family="TeXGyreTermes-Italic" style:font-adornments="Norm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fo:language="es" fo:country="ES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fo:language="es" fo:country="ES" fo:font-weight="bold" officeooo:rsid="001a1476" officeooo:paragraph-rsid="001a1476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0pt" fo:language="es" fo:country="ES" style:font-size-asian="10pt" style:font-size-complex="10pt"/>
    </style:style>
    <style:style style:name="P5" style:family="paragraph" style:parent-style-name="Numeracion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287ebf" officeooo:paragraph-rsid="00626815" style:font-weight-asian="normal" style:font-weight-complex="normal"/>
    </style:style>
    <style:style style:name="P6" style:family="paragraph" style:parent-style-name="Text_20_body">
      <style:text-properties fo:language="es" fo:country="ES"/>
    </style:style>
    <style:style style:name="P7" style:family="paragraph" style:parent-style-name="Text_20_body">
      <style:text-properties fo:language="es" fo:country="ES" fo:font-weight="bold" officeooo:rsid="0068c5e0" officeooo:paragraph-rsid="0068c5e0" style:font-weight-asian="bold" style:font-weight-complex="bold"/>
    </style:style>
    <style:style style:name="P8" style:family="paragraph" style:parent-style-name="Text_20_body">
      <style:text-properties fo:language="es" fo:country="ES" officeooo:rsid="0068c5e0" officeooo:paragraph-rsid="0068c5e0"/>
    </style:style>
    <style:style style:name="P9" style:family="paragraph" style:parent-style-name="Numeracion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" fo:language="es" fo:country="ES" fo:font-style="normal" fo:font-weight="normal" officeooo:rsid="00700e3a" officeooo:paragraph-rsid="00700e3a" style:font-style-asian="normal" style:font-weight-asian="normal" style:font-style-complex="normal" style:font-weight-complex="normal"/>
    </style:style>
    <style:style style:name="P10" style:family="paragraph" style:parent-style-name="Standard" style:master-page-name="Standard">
      <style:paragraph-properties fo:text-align="justify" style:justify-single-word="false" style:page-number="1"/>
      <style:text-properties style:font-name="Arial" fo:font-size="6pt" fo:language="es" fo:country="ES" fo:font-weight="bold" style:font-size-asian="6pt" style:font-weight-asian="bold" style:font-size-complex="6pt" style:font-weight-complex="bold"/>
    </style:style>
    <style:style style:name="P11" style:family="paragraph" style:parent-style-name="Numeracion" style:list-style-name="L2">
      <style:paragraph-properties fo:margin-top="0cm" fo:margin-bottom="0.499cm" loext:contextual-spacing="false" fo:text-align="justify" style:justify-single-word="false"/>
      <style:text-properties style:font-name="Arial" fo:language="es" fo:country="ES" fo:font-weight="normal" officeooo:rsid="006b6a52" officeooo:paragraph-rsid="006b6a52" style:font-weight-asian="normal" style:font-weight-complex="normal"/>
    </style:style>
    <style:style style:name="P12" style:family="paragraph" style:parent-style-name="Numeracion" style:list-style-name="L2">
      <style:paragraph-properties fo:margin-top="0cm" fo:margin-bottom="0.499cm" loext:contextual-spacing="false" fo:text-align="justify" style:justify-single-word="false"/>
      <style:text-properties style:font-name="Arial" fo:language="es" fo:country="ES" fo:font-weight="normal" officeooo:rsid="006e4abc" officeooo:paragraph-rsid="006e4abc" style:font-weight-asian="normal" style:font-weight-complex="normal"/>
    </style:style>
    <style:style style:name="P13" style:family="paragraph" style:parent-style-name="Numeracion" style:list-style-name="L2">
      <style:paragraph-properties fo:margin-top="0cm" fo:margin-bottom="0.499cm" loext:contextual-spacing="false" fo:text-align="justify" style:justify-single-word="false"/>
      <style:text-properties style:font-name="Arial" fo:language="es" fo:country="ES" fo:font-weight="normal" officeooo:rsid="0072bf89" officeooo:paragraph-rsid="0076e7dd" style:font-weight-asian="normal" style:font-weight-complex="normal"/>
    </style:style>
    <style:style style:name="P14" style:family="paragraph" style:parent-style-name="Numeracion" style:list-style-name="L2">
      <style:paragraph-properties fo:margin-top="0cm" fo:margin-bottom="0.499cm" loext:contextual-spacing="false" fo:text-align="justify" style:justify-single-word="false"/>
      <style:text-properties officeooo:rsid="006d5753" officeooo:paragraph-rsid="006d5753"/>
    </style:style>
    <style:style style:name="P15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78ee8b" officeooo:paragraph-rsid="0078ee8b" style:font-weight-asian="normal" style:font-weight-complex="normal"/>
    </style:style>
    <style:style style:name="P16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78ee8b" officeooo:paragraph-rsid="007fa4e7" style:font-weight-asian="normal" style:font-weight-complex="normal"/>
    </style:style>
    <style:style style:name="P17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7c9378" officeooo:paragraph-rsid="007c9378" style:font-weight-asian="normal" style:font-weight-complex="normal"/>
    </style:style>
    <style:style style:name="P18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a4e5f2" officeooo:paragraph-rsid="00a4e5f2" style:font-weight-asian="normal" style:font-weight-complex="normal"/>
    </style:style>
    <style:style style:name="P19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89bfa3" officeooo:paragraph-rsid="0089bfa3" style:font-weight-asian="normal" style:font-weight-complex="normal"/>
    </style:style>
    <style:style style:name="P20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style:font-name="Arial" fo:language="es" fo:country="ES" fo:font-weight="normal" officeooo:rsid="007ae1be" officeooo:paragraph-rsid="008c9aea" style:font-weight-asian="normal" style:font-weight-complex="normal"/>
    </style:style>
    <style:style style:name="P21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officeooo:paragraph-rsid="0096f4ee"/>
    </style:style>
    <style:style style:name="P22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officeooo:rsid="009158be" officeooo:paragraph-rsid="00925ba8"/>
    </style:style>
    <style:style style:name="P23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fo:font-style="normal" officeooo:rsid="009158be" officeooo:paragraph-rsid="0094c3c2" style:font-style-asian="normal" style:font-style-complex="normal"/>
    </style:style>
    <style:style style:name="P24" style:family="paragraph" style:parent-style-name="Numeracion" style:list-style-name="L2">
      <style:paragraph-properties fo:margin-top="0cm" fo:margin-bottom="0.499cm" loext:contextual-spacing="false" fo:text-align="justify" style:justify-single-word="false" style:shadow="none"/>
      <style:text-properties fo:font-style="normal" officeooo:rsid="009158be" officeooo:paragraph-rsid="00925ba8" style:font-style-asian="normal" style:font-style-complex="normal"/>
    </style:style>
    <style:style style:name="P25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/>
      <style:text-properties style:font-name="Arial" fo:language="es" fo:country="ES" fo:font-weight="normal" officeooo:rsid="006e4abc" officeooo:paragraph-rsid="006e4abc" style:font-weight-asian="normal" style:font-weight-complex="normal"/>
    </style:style>
    <style:style style:name="P26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/>
      <style:text-properties style:font-name="Arial" fo:language="es" fo:country="ES" fo:font-weight="normal" officeooo:rsid="00700e3a" officeooo:paragraph-rsid="00700e3a" style:font-weight-asian="normal" style:font-weight-complex="normal"/>
    </style:style>
    <style:style style:name="P27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/>
      <style:text-properties fo:language="es" fo:country="ES" officeooo:rsid="006e4abc" officeooo:paragraph-rsid="006e4abc"/>
    </style:style>
    <style:style style:name="P28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/>
      <style:text-properties fo:language="es" fo:country="ES" officeooo:rsid="00700e3a" officeooo:paragraph-rsid="0070ad72"/>
    </style:style>
    <style:style style:name="P29" style:family="paragraph" style:parent-style-name="Numeracion" style:list-style-name="L3">
      <style:paragraph-properties fo:margin-left="3.752cm" fo:margin-right="0cm" fo:margin-top="0cm" fo:margin-bottom="0.499cm" loext:contextual-spacing="false" fo:text-align="justify" style:justify-single-word="false" fo:text-indent="-0.635cm" style:auto-text-indent="false"/>
      <style:text-properties officeooo:paragraph-rsid="00700e3a"/>
    </style:style>
    <style:style style:name="P30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style:font-name="Arial" fo:language="es" fo:country="ES" fo:font-weight="normal" officeooo:rsid="0072bf89" officeooo:paragraph-rsid="0076e7dd" style:font-weight-asian="normal" style:font-weight-complex="normal"/>
    </style:style>
    <style:style style:name="P31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officeooo:rsid="0072bf89" officeooo:paragraph-rsid="0076e7dd"/>
    </style:style>
    <style:style style:name="P32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/>
      <style:text-properties officeooo:rsid="00754c77" officeooo:paragraph-rsid="0076e7dd"/>
    </style:style>
    <style:style style:name="P33" style:family="paragraph" style:parent-style-name="Numeracion" style:list-style-name="L4">
      <style:paragraph-properties fo:margin-left="2.501cm" fo:margin-right="0cm" fo:margin-top="0cm" fo:margin-bottom="0.499cm" loext:contextual-spacing="false" fo:text-align="justify" style:justify-single-word="false" fo:text-indent="-0.635cm" style:auto-text-indent="false" style:shadow="none"/>
      <style:text-properties style:font-name="Arial" fo:language="es" fo:country="ES" fo:font-style="normal" fo:font-weight="normal" officeooo:rsid="0076e7dd" officeooo:paragraph-rsid="0076e7dd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language="es" fo:country="ES" officeooo:rsid="0068c5e0" officeooo:paragraph-rsid="0068c5e0"/>
    </style:style>
    <style:style style:name="P35" style:family="paragraph" style:parent-style-name="Text_20_body" style:list-style-name="L1">
      <style:text-properties fo:language="es" fo:country="ES" officeooo:rsid="006d5753" officeooo:paragraph-rsid="006d5753"/>
    </style:style>
    <style:style style:name="P36" style:family="paragraph" style:parent-style-name="Text_20_body" style:list-style-name="L1">
      <style:text-properties fo:language="es" fo:country="ES" officeooo:rsid="006b6a52" officeooo:paragraph-rsid="006b6a52"/>
    </style:style>
    <style:style style:name="P37" style:family="paragraph" style:parent-style-name="Text_20_body" style:list-style-name="L5">
      <style:paragraph-properties fo:margin-left="1.251cm" fo:margin-right="0cm" fo:text-align="center" style:justify-single-word="false" fo:text-indent="-0.635cm" style:auto-text-indent="false"/>
      <style:text-properties style:font-name="Arial" fo:language="es" fo:country="ES" fo:font-weight="bold" officeooo:rsid="0029de71" officeooo:paragraph-rsid="00287ebf" style:font-weight-asian="bold" style:font-weight-complex="bold"/>
    </style:style>
    <style:style style:name="T1" style:family="text">
      <style:text-properties officeooo:rsid="0068c5e0"/>
    </style:style>
    <style:style style:name="T2" style:family="text">
      <style:text-properties officeooo:rsid="0009e034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70ad72" style:font-weight-asian="normal" style:font-weight-complex="normal"/>
    </style:style>
    <style:style style:name="T6" style:family="text">
      <style:text-properties style:font-name="Arial" fo:font-weight="normal" officeooo:rsid="0070cfea" style:font-weight-asian="normal" style:font-weight-complex="normal"/>
    </style:style>
    <style:style style:name="T7" style:family="text">
      <style:text-properties style:font-name="Arial" fo:font-weight="normal" officeooo:rsid="009900ea" style:font-weight-asian="normal" style:font-weight-complex="normal"/>
    </style:style>
    <style:style style:name="T8" style:family="text">
      <style:text-properties style:font-name="Arial" fo:language="es" fo:country="ES" fo:font-weight="normal" style:font-weight-asian="normal" style:font-weight-complex="normal"/>
    </style:style>
    <style:style style:name="T9" style:family="text">
      <style:text-properties style:font-name="Arial" fo:language="es" fo:country="ES" fo:font-weight="normal" officeooo:rsid="00700e3a" style:font-weight-asian="normal" style:font-weight-complex="normal"/>
    </style:style>
    <style:style style:name="T10" style:family="text">
      <style:text-properties style:font-name="Arial" fo:language="es" fo:country="ES" fo:font-weight="normal" officeooo:rsid="0070ad72" style:font-weight-asian="normal" style:font-weight-complex="normal"/>
    </style:style>
    <style:style style:name="T11" style:family="text">
      <style:text-properties style:font-name="Arial" fo:language="es" fo:country="ES" fo:font-weight="normal" officeooo:rsid="0072bf89" style:font-weight-asian="normal" style:font-weight-complex="normal"/>
    </style:style>
    <style:style style:name="T12" style:family="text">
      <style:text-properties style:font-name="Arial" fo:language="es" fo:country="ES" fo:font-weight="normal" officeooo:rsid="00742006" style:font-weight-asian="normal" style:font-weight-complex="normal"/>
    </style:style>
    <style:style style:name="T13" style:family="text">
      <style:text-properties style:font-name="Arial" fo:language="es" fo:country="ES" fo:font-weight="normal" officeooo:rsid="006e4abc" style:font-weight-asian="normal" style:font-weight-complex="normal"/>
    </style:style>
    <style:style style:name="T14" style:family="text">
      <style:text-properties style:font-name="Arial" fo:language="es" fo:country="ES" fo:font-weight="normal" officeooo:rsid="008c9aea" style:font-weight-asian="normal" style:font-weight-complex="normal"/>
    </style:style>
    <style:style style:name="T15" style:family="text">
      <style:text-properties style:font-name="Arial" fo:language="es" fo:country="ES" fo:font-weight="normal" officeooo:rsid="009158be" style:font-weight-asian="normal" style:font-weight-complex="normal"/>
    </style:style>
    <style:style style:name="T16" style:family="text">
      <style:text-properties style:font-name="Arial" fo:language="es" fo:country="ES" fo:font-weight="normal" officeooo:rsid="0096b27a" style:font-weight-asian="normal" style:font-weight-complex="normal"/>
    </style:style>
    <style:style style:name="T17" style:family="text">
      <style:text-properties style:font-name="Arial" fo:language="es" fo:country="ES" fo:font-weight="normal" officeooo:rsid="00805061" style:font-weight-asian="normal" style:font-weight-complex="normal"/>
    </style:style>
    <style:style style:name="T18" style:family="text">
      <style:text-properties style:font-name="Arial" fo:language="es" fo:country="E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Arial" fo:language="es" fo:country="ES" fo:font-style="italic" fo:font-weight="normal" officeooo:rsid="00805061" style:font-style-asian="italic" style:font-weight-asian="normal" style:font-style-complex="italic" style:font-weight-complex="normal"/>
    </style:style>
    <style:style style:name="T20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3faeb2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7e4931" style:font-style-asian="italic" style:font-style-complex="italic"/>
    </style:style>
    <style:style style:name="T24" style:family="text">
      <style:text-properties fo:font-style="italic" officeooo:rsid="00925ba8" style:font-style-asian="italic" style:font-style-complex="italic"/>
    </style:style>
    <style:style style:name="T25" style:family="text">
      <style:text-properties fo:font-style="italic" officeooo:rsid="00aa1fdf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6b6a52"/>
    </style:style>
    <style:style style:name="T28" style:family="text">
      <style:text-properties officeooo:rsid="006d5753"/>
    </style:style>
    <style:style style:name="T29" style:family="text">
      <style:text-properties officeooo:rsid="00700e3a"/>
    </style:style>
    <style:style style:name="T30" style:family="text">
      <style:text-properties officeooo:rsid="0078ee8b"/>
    </style:style>
    <style:style style:name="T31" style:family="text">
      <style:text-properties officeooo:rsid="007e4931"/>
    </style:style>
    <style:style style:name="T32" style:family="text">
      <style:text-properties officeooo:rsid="007fa4e7"/>
    </style:style>
    <style:style style:name="T33" style:family="text">
      <style:text-properties officeooo:rsid="00854ba4"/>
    </style:style>
    <style:style style:name="T34" style:family="text">
      <style:text-properties style:font-name="TeXGyreTermes-Italic" fo:font-size="11pt" fo:font-style="italic" officeooo:rsid="008c9aea" style:font-size-asian="11pt" style:font-style-asian="italic"/>
    </style:style>
    <style:style style:name="T35" style:family="text">
      <style:text-properties style:font-name="TeXGyreTermes-Italic" fo:font-size="11pt" fo:font-style="normal" officeooo:rsid="008d0124" style:font-size-asian="11pt" style:font-style-asian="normal" style:font-style-complex="normal"/>
    </style:style>
    <style:style style:name="T36" style:family="text">
      <style:text-properties officeooo:rsid="008dc928"/>
    </style:style>
    <style:style style:name="T37" style:family="text">
      <style:text-properties officeooo:rsid="00925ba8"/>
    </style:style>
    <style:style style:name="T38" style:family="text">
      <style:text-properties officeooo:rsid="0096fad1"/>
    </style:style>
    <style:style style:name="T39" style:family="text">
      <style:text-properties officeooo:rsid="009832d4"/>
    </style:style>
    <style:style style:name="T40" style:family="text">
      <style:text-properties officeooo:rsid="009900ea"/>
    </style:style>
    <style:style style:name="T41" style:family="text">
      <style:text-properties officeooo:rsid="009f4a79"/>
    </style:style>
    <style:style style:name="T42" style:family="text">
      <style:text-properties officeooo:rsid="00a506ea"/>
    </style:style>
    <style:style style:name="T43" style:family="text">
      <style:text-properties officeooo:rsid="00aa9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P4.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3">EJERCICIOS PRÁCTI<text:span text:style-name="T21">C</text:span>OS DE LA UNIDAD <text:span text:style-name="T1">4</text:span></text:p>
      <text:p text:style-name="P6"/>
      <text:p text:style-name="P7">PASOS PREVIOS:</text:p>
      <text:p text:style-name="P7"/>
      <text:list xml:id="list105385890" text:style-name="L1">
        <text:list-item>
          <text:p text:style-name="P34">Crea la empresa ParamGTK desde el cliente GTK.</text:p>
        </text:list-item>
        <text:list-item>
          <text:p text:style-name="P34">Crea la empresa ParamWeb desde el cliente Web. </text:p>
        </text:list-item>
        <text:list-item>
          <text:p text:style-name="P34"><text:span text:style-name="T27">C</text:span>arg<text:span text:style-name="T27">a</text:span> en ella<text:span text:style-name="T27">s</text:span> los datos de ejemplo al crearlas. </text:p>
        </text:list-item>
        <text:list-item>
          <text:p text:style-name="P35">Utiliza como idioma de interfaz <text:span text:style-name="T39">por defecto</text:span> el castellano.</text:p>
        </text:list-item>
        <text:list-item>
          <text:p text:style-name="P34">Usa como contraseña del usuario administrador de las empresas: admin.<text:span text:style-name="T27">temp</text:span></text:p>
        </text:list-item>
        <text:list-item>
          <text:p text:style-name="P36">Inicia sesión con el usuario admin de la empresa y comprueba que <text:span text:style-name="T28">las empresas </text:span>se han creado correctamente.</text:p>
        </text:list-item>
      </text:list>
      <text:p text:style-name="P8"/>
      <text:p text:style-name="P8"><text:span text:style-name="T26">Nota</text:span>: los ejercicios propuestos a continuación tienen que realizarse en ambas empresas <text:s/>utilizando el cliente web <text:span text:style-name="T43">(recomendado) </text:span><text:s/><text:span text:style-name="T43">o</text:span> el cliente GTK.</text:p>
      <text:p text:style-name="P3"/>
      <text:list xml:id="list3664073437" text:style-name="L2">
        <text:list-item>
          <text:p text:style-name="P11">Accede a la BD de la empresa con el cliente pgAdmin y cambia <text:span text:style-name="T40">la</text:span> contraseña del usuario administrador para que sea: admin.emp. Inicia sesión y comprueba que el cambio funciona.</text:p>
        </text:list-item>
        <text:list-item>
          <text:p text:style-name="P14"><text:span text:style-name="T8">Instala el idioma catalán en la empresa. Configura el usuario </text:span><text:span text:style-name="T11">admin</text:span><text:span text:style-name="T8"> de la empresa para que lo utilice. ¿El cambio </text:span><text:span text:style-name="T13">de idioma en el cliente </text:span><text:span text:style-name="T8">es inmediato?</text:span></text:p>
        </text:list-item>
        <text:list-item>
          <text:p text:style-name="P12">Configura los datos principales de la empresa de acuerdo a los siguientes parámetros:</text:p>
        </text:list-item>
      </text:list>
      <text:list xml:id="list1803658650" text:style-name="L3">
        <text:list-item>
          <text:p text:style-name="P25">Nombre: IES <text:span text:style-name="T41">Serpis</text:span></text:p>
        </text:list-item>
        <text:list-item>
          <text:p text:style-name="P25">Logo: logotipo del instituto</text:p>
        </text:list-item>
        <text:list-item>
          <text:p text:style-name="P27"><text:span text:style-name="T6">Resto de datos (dirección, correo, web, etc)</text:span><text:span text:style-name="T4">: </text:span><text:span text:style-name="T6">consúltalos en la página web del instituto.</text:span></text:p>
        </text:list-item>
        <text:list-item>
          <text:p text:style-name="P26">Moneda de trabajo: euros</text:p>
        </text:list-item>
        <text:list-item>
          <text:p text:style-name="P29"><text:span text:style-name="T9">Cuenta bancaria </text:span><text:span text:style-name="T10">del instituto</text:span><text:span text:style-name="T9">: </text:span>IBAN ES66 0019 0020 9612 3456 7890 <text:span text:style-name="T29">(Banco de las Islas Caiman)</text:span></text:p>
        </text:list-item>
        <text:list-item>
          <text:p text:style-name="P28"><text:span text:style-name="T4">En todos los informes debe </text:span><text:span text:style-name="T7">aparecer</text:span><text:span text:style-name="T4"> </text:span><text:span text:style-name="T5">la cuenta bancaria del centro y </text:span><text:span text:style-name="T4">la frase: </text:span><text:span text:style-name="T20">El instituto con los mejores programadores de Valencia.</text:span></text:p>
        </text:list-item>
      </text:list>
      <text:p text:style-name="P9"/>
      <text:list xml:id="list103606578876320" text:continue-list="list3664073437" text:style-name="L2">
        <text:list-item>
          <text:p text:style-name="P13"><text:soft-page-break/>Configura el perfil del usuario admin de acuerdo a los siguientes <text:span text:style-name="T38">parámetros</text:span>:</text:p>
        </text:list-item>
      </text:list>
      <text:list xml:id="list2979055583" text:style-name="L4">
        <text:list-item>
          <text:p text:style-name="P30">Zona horaria: Europa/Madrid</text:p>
        </text:list-item>
        <text:list-item>
          <text:p text:style-name="P30">Idioma: Castellano</text:p>
        </text:list-item>
        <text:list-item>
          <text:p text:style-name="P30">Email: vuestro correo electrónico</text:p>
        </text:list-item>
        <text:list-item>
          <text:p text:style-name="P31"><text:span text:style-name="T8">Firma: </text:span><text:span text:style-name="T12">Administrador de OpenERP</text:span></text:p>
        </text:list-item>
        <text:list-item>
          <text:p text:style-name="P32"><text:span text:style-name="T12">C</text:span><text:span text:style-name="T8">ambia la contraseña para que sea: </text:span><text:span text:style-name="T18">admin.empresa</text:span></text:p>
        </text:list-item>
        <text:list-item>
          <text:p text:style-name="P33">Activa la interfaz extendida y comprueba las diferencias accediendo a la configuración de la compañía.</text:p>
        </text:list-item>
      </text:list>
      <text:list xml:id="list103607076607142" text:continue-list="list103606578876320" text:style-name="L2">
        <text:list-item>
          <text:p text:style-name="P15">Configura el usuario <text:span text:style-name="T40">a</text:span><text:span text:style-name="T22">dmin</text:span> para que tenga acceso al módulo de Ventas en modo “<text:span text:style-name="T40">manager”</text:span>, y el usuario Demo para que acceda en modo “Usuario”. ¿Qué cambios se producen en sus menús de configuración?</text:p>
        </text:list-item>
        <text:list-item>
          <text:p text:style-name="P17">Configura el usuario <text:span text:style-name="T22">Demo</text:span> para que pueda asignar permisos de acceso en los módulos. <text:span text:style-name="T41">Modifica también su configuración</text:span> para que <text:span text:style-name="T41">en su interfaz se</text:span> muestr<text:span text:style-name="T41">e</text:span> las sugerencias de menú. <text:span text:style-name="T30">¿Qué cambios se producen en su </text:span>interfaz<text:span text:style-name="T30">?</text:span></text:p>
        </text:list-item>
        <text:list-item>
          <text:p text:style-name="P17">Configura el usuario <text:span text:style-name="T40">a</text:span>dmin para que muestra la “<text:span text:style-name="T22">Vista extendida de Menús</text:span>” y para que pueda configurar OpenERP con un sistema “Multiempresa” ¿Para qué sirven estas <text:span text:style-name="T33">opciones</text:span>?</text:p>
        </text:list-item>
        <text:list-item>
          <text:p text:style-name="P18">Desactiva el usuario Demo. ¿Qué ocurre con el? ¿puede iniciar sesión? ¿como puedes volver a activarlo? Actívalo de nuevo.</text:p>
        </text:list-item>
        <text:list-item>
          <text:p text:style-name="P16"><text:span text:style-name="T32">Selecciona</text:span> el modulo de contactos (<text:span text:style-name="T22">base_contact</text:span>) de OpenERP. <text:span text:style-name="T32">e instala el módulo. Comprueba los cambios realizados en la gestión de clientes.</text:span></text:p>
        </text:list-item>
        <text:list-item>
          <text:p text:style-name="P19">Crea un contacto con tu nombre y datos personales utilizando la nueva opción instalada. Asígnate como contacto de los dos primeros clientes de la lista. Comprueba que has realizado el ejercicio correctamente accediendo a la información de esos clientes.</text:p>
        </text:list-item>
        <text:list-item>
          <text:p text:style-name="P21"><text:span text:style-name="T14">Instala en tu OpenE</text:span><text:span text:style-name="T15">R</text:span><text:span text:style-name="T14">P el módulo no oficial de localización de provincias y municipi</text:span><text:span text:style-name="T16">o</text:span><text:span text:style-name="T14">s (</text:span><text:span text:style-name="T22">10n_es_toponyms</text:span><text:span text:style-name="T34">).</text:span><text:span text:style-name="T35"> </text:span>Lanza <text:span text:style-name="T36">manualmente </text:span>el proceso de configuración necesario para que el nuevo módulo funcione correctamente. <text:span text:style-name="T36">Comprueba en la pantalla de compañías que podemos seleccionar las provincias asociadas al estado español. Comprueba en el módulo de contactos que a partir de un código postal se completan automáticamente el municipio y la provincia. <text:s/></text:span><text:span text:style-name="T17">¿Qué hace la opción “</text:span><text:span text:style-name="T19">Actualizar la lista de módulos</text:span><text:span text:style-name="T17">”?.</text:span></text:p>
        </text:list-item>
        <text:list-item>
          <text:p text:style-name="P22">Instala el módulo Directorio de empleados (<text:span text:style-name="T22">hr</text:span>) incluyendo los datos de ejemplo. <text:span text:style-name="T37">Accede al grupo de permisos asociados al rol “empleados” de este </text:span><text:soft-page-break/><text:span text:style-name="T37">módulo. Edita los permisos y modifica los permiso asociados a los objetos de este grupo. Concretamente quita el permiso de borrado sobre el objeto r</text:span><text:span text:style-name="T24">es_widget_user group_user. </text:span></text:p>
        </text:list-item>
        <text:list-item>
          <text:p text:style-name="P23"><text:span text:style-name="T37">Accede al grupo de permisos asociados al rol “empleados” del módulo de re cursos humanos y añade el menú </text:span><text:span text:style-name="T24">Recursos Humanos/Informes/</text:span><text:span text:style-name="T25">Tablero</text:span><text:span text:style-name="T37">. Comprueba que aparece un nuevo menú en el usuario.</text:span></text:p>
          <text:p text:style-name="P24"/>
          <text:p text:style-name="P20"/>
        </text:list-item>
      </text:list>
      <text:p text:style-name="P5"/>
      <text:list xml:id="list4059566033" text:style-name="L5">
        <text:list-header>
          <text:p text:style-name="P37">AÑADE AQUÍ LOS ERRORES QUE COMETAS EN LAS PRÁCTICAS Y CÓMO LOS RESOLVISTES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eXGyreTermes-Italic" svg:font-family="TeXGyreTermes-Italic" style:font-adornments="Norm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language="es" fo:country="ES" style:font-size-asian="10pt" style:font-size-complex="10pt"/>
    </style:style>
    <style:style style:name="MP2" style:family="paragraph" style:parent-style-name="Footer">
      <style:text-properties fo:font-size="10pt" fo:language="es" fo:country="ES" style:font-size-asian="10pt" style:font-size-complex="10pt"/>
    </style:style>
    <style:style style:name="MT1" style:family="text">
      <style:text-properties officeooo:rsid="0068c5e0"/>
    </style:style>
    <style:style style:name="MT2" style:family="text">
      <style:text-properties officeooo:rsid="0009e034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anvi Saborit <text:tab/> <text:s text:c="18"/><text:tab/> Unitat <text:span text:style-name="MT1">4</text:span>– <text:span text:style-name="MT1">Parametrización básica </text:span><text:s/><text:span text:style-name="MT2">d'OpenERP</text:span></text:p>
      </style:header>
      <style:footer>
        <text:p text:style-name="MP2"><text:tab/><text:tab/><text:span text:style-name="MT3">Pàgina</text:span> <text:span text:style-name="MT3"><text:page-number style:num-format="Native Numbering" text:select-page="current">3</text:page-number></text:span><text:span text:style-name="MT3">/</text:span><text:span text:style-name="MT3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6.2$Windows_X86_64 LibreOffice_project/0c292870b25a325b5ed35f6b45599d2ea4458e77</meta:generator>
    <meta:editing-duration>P5DT1H28M4S</meta:editing-duration>
    <meta:editing-cycles>166</meta:editing-cycles>
    <meta:initial-creator>Juanvi </meta:initial-creator>
    <dc:date>2019-11-11T10:36:05.913000000</dc:date>
    <meta:document-statistic meta:table-count="0" meta:image-count="0" meta:object-count="0" meta:page-count="3" meta:paragraph-count="37" meta:word-count="654" meta:character-count="4069" meta:non-whitespace-character-count="3453"/>
  </office:meta>
</office:document-meta>
</file>